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Text_20_body">
      <style:text-properties officeooo:rsid="001efdf8" officeooo:paragraph-rsid="001efdf8"/>
    </style:style>
    <style:style style:name="P3" style:family="paragraph" style:parent-style-name="Text_20_body">
      <style:text-properties officeooo:rsid="001f1efa" officeooo:paragraph-rsid="001f1efa"/>
    </style:style>
    <style:style style:name="P4" style:family="paragraph" style:parent-style-name="Text_20_body">
      <style:text-properties officeooo:rsid="001fd429" officeooo:paragraph-rsid="001fd429"/>
    </style:style>
    <style:style style:name="P5" style:family="paragraph" style:parent-style-name="Heading_20_2">
      <style:text-properties officeooo:rsid="000aca01" officeooo:paragraph-rsid="001c49ac"/>
    </style:style>
    <style:style style:name="P6" style:family="paragraph" style:parent-style-name="Text_20_body">
      <style:text-properties officeooo:rsid="001efdf8" officeooo:paragraph-rsid="001efdf8"/>
    </style:style>
    <style:style style:name="P7" style:family="paragraph" style:parent-style-name="Text_20_body">
      <style:text-properties officeooo:rsid="0020266d" officeooo:paragraph-rsid="0020266d"/>
    </style:style>
    <style:style style:name="P8" style:family="paragraph" style:parent-style-name="Text_20_body">
      <style:text-properties officeooo:rsid="0022dc82" officeooo:paragraph-rsid="0022dc82"/>
    </style:style>
    <style:style style:name="P9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10" style:family="paragraph" style:parent-style-name="Heading_20_3">
      <style:text-properties officeooo:rsid="001efdf8" officeooo:paragraph-rsid="001efdf8"/>
    </style:style>
    <style:style style:name="P11" style:family="paragraph" style:parent-style-name="Heading_20_3">
      <style:text-properties officeooo:rsid="001efdf8" officeooo:paragraph-rsid="001f1efa"/>
    </style:style>
    <style:style style:name="P12" style:family="paragraph" style:parent-style-name="Heading_20_3">
      <style:paragraph-properties fo:break-before="page"/>
      <style:text-properties officeooo:rsid="0022dc82" officeooo:paragraph-rsid="0022dc82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f1efa"/>
    </style:style>
    <style:style style:name="T4" style:family="text">
      <style:text-properties officeooo:rsid="001fd429"/>
    </style:style>
    <style:style style:name="T5" style:family="text">
      <style:text-properties officeooo:rsid="0020266d"/>
    </style:style>
    <style:style style:name="T6" style:family="text">
      <style:text-properties officeooo:rsid="0022dc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Sit Down Young Stranger</text:span> (<text:span text:style-name="T6">Gordon Lightfoot</text:span>)</text:h>
      <text:h text:style-name="P5" text:outline-level="2">Time Signature: <text:span text:style-name="T1">4</text:span>/4</text:h>
      <text:p text:style-name="P1">Chords: <text:span text:style-name="T6">A, C, D, E, G</text:span></text:p>
      <text:p text:style-name="P1">Tempo: 1<text:span text:style-name="T6">1</text:span>0 - 1<text:span text:style-name="T6">3</text:span>0 BPM</text:p>
      <text:h text:style-name="P12" text:outline-level="3">[INTRO]</text:h>
      <text:p text:style-name="P8">G</text:p>
      <text:h text:style-name="Heading_20_3" text:outline-level="3">[VERSE 1]</text:h>
      <text:p text:style-name="P8"><text:s text:c="6"/>G <text:s text:c="21"/></text:p>
      <text:p text:style-name="P8">I'm standin' at the doorway, </text:p>
      <text:p text:style-name="P8"><text:s text:c="4"/>C <text:s text:c="14"/>G</text:p>
      <text:p text:style-name="P8">my head down in my hands</text:p>
      <text:p text:style-name="P8"><text:s text:c="6"/>C <text:s text:c="14"/>G <text:s text:c="2"/></text:p>
      <text:p text:style-name="P8">Not knowin' where to sit, </text:p>
      <text:p text:style-name="P8"><text:s text:c="22"/>D</text:p>
      <text:p text:style-name="P8">not knowin' where I stand</text:p>
      <text:p text:style-name="P8"><text:s text:c="4"/>G <text:s text:c="20"/></text:p>
      <text:p text:style-name="P8">My father looms above me, </text:p>
      <text:p text:style-name="P8"><text:s text:c="5"/>C <text:s text:c="14"/>G</text:p>
      <text:p text:style-name="P8">for him there is no rest</text:p>
      <text:p text:style-name="P8"><text:s text:c="4"/>C <text:s text:c="14"/>G <text:s text:c="5"/></text:p>
      <text:p text:style-name="P8">My mother's arms enfold me </text:p>
      <text:p text:style-name="P8"><text:s text:c="21"/>D</text:p>
      <text:p text:style-name="P8">and hold me to her breast</text:p>
      <text:p text:style-name="P8"><text:s text:c="7"/>G <text:s text:c="28"/></text:p>
      <text:p text:style-name="P8">"They say you've been out wanderin', </text:p>
      <text:p text:style-name="P8"><text:s text:c="6"/>C <text:s text:c="18"/>G</text:p>
      <text:p text:style-name="P8">they say you've traveled far</text:p>
      <text:p text:style-name="P8"><text:s text:c="5"/>C <text:s text:c="12"/>G <text:s text:c="4"/></text:p>
      <text:p text:style-name="P8">Sit down, young stranger </text:p>
      <text:p text:style-name="P8"><text:s text:c="20"/>D</text:p>
      <text:p text:style-name="P8">and tell us who you are"</text:p>
      <text:p text:style-name="P8"><text:s text:c="5"/>G <text:s text:c="22"/></text:p>
      <text:p text:style-name="P8">The room has all gone misty, </text:p>
      <text:p text:style-name="P8"><text:s text:c="5"/>C <text:s text:c="18"/>G</text:p>
      <text:p text:style-name="P8">my thoughts are all in spin</text:p>
      <text:p text:style-name="P8"><text:s text:c="6"/>C <text:s text:c="12"/>G <text:s text:c="4"/></text:p>
      <text:p text:style-name="P8">"Sit down, young stranger </text:p>
      <text:p text:style-name="P8"><text:s text:c="5"/>D <text:s text:c="16"/>G</text:p>
      <text:p text:style-name="P8">and tell us where you been"</text:p>
      <text:h text:style-name="Heading_20_3" text:outline-level="3"><text:soft-page-break/>[VERSE 2]<text:span text:style-name="T6"> <text:s text:c="27"/></text:span></text:h>
      <text:p text:style-name="P8">"Well, I've been up to the mountain, </text:p>
      <text:p text:style-name="P8"><text:s text:c="6"/>C <text:s text:c="17"/>G</text:p>
      <text:p text:style-name="P8">I've walked down by the sea</text:p>
      <text:p text:style-name="P8"><text:s text:c="3"/>C <text:s text:c="15"/>G <text:s text:c="4"/></text:p>
      <text:p text:style-name="P8">I never questioned no one </text:p>
      <text:p text:style-name="P8"><text:s text:c="23"/>D</text:p>
      <text:p text:style-name="P8">and no one questioned me</text:p>
      <text:p text:style-name="P8"><text:s text:c="4"/>G <text:s text:c="19"/></text:p>
      <text:p text:style-name="P8">My love was given freely </text:p>
      <text:p text:style-name="P8"><text:s text:c="4"/>C <text:s text:c="15"/>G</text:p>
      <text:p text:style-name="P8">and oft-times was returned</text:p>
      <text:p text:style-name="P8"><text:s text:c="3"/>C <text:s text:c="12"/>G <text:s text:c="5"/></text:p>
      <text:p text:style-name="P8">I never came to borrow, </text:p>
      <text:p text:style-name="P8"><text:s text:c="16"/>D</text:p>
      <text:p text:style-name="P8">I only came to learn</text:p>
      <text:p text:style-name="P8"><text:s text:c="5"/>G <text:s text:c="22"/></text:p>
      <text:p text:style-name="P8">Sometimes it did get lonely, </text:p>
      <text:p text:style-name="P8"><text:s text:c="8"/>C <text:s text:c="16"/>G</text:p>
      <text:p text:style-name="P8">but it taught me how to cry</text:p>
      <text:p text:style-name="P8"><text:s text:c="5"/>C <text:s text:c="15"/>G <text:s text:c="3"/></text:p>
      <text:p text:style-name="P8">And laughter came too easy </text:p>
      <text:p text:style-name="P8"><text:s text:c="20"/>D</text:p>
      <text:p text:style-name="P8">for life to pass me by</text:p>
      <text:p text:style-name="P8"><text:s text:c="3"/>G <text:s text:c="16"/></text:p>
      <text:p text:style-name="P8">I never had a dollar </text:p>
      <text:p text:style-name="P8"><text:s text:c="9"/>C <text:s text:c="15"/>G</text:p>
      <text:p text:style-name="P8">that I didn't earn with pride</text:p>
      <text:p text:style-name="P8"><text:s text:c="10"/>C <text:s text:c="12"/>G <text:s text:c="7"/></text:p>
      <text:p text:style-name="P8">'Cause I had a million daydreams </text:p>
      <text:p text:style-name="P8"><text:s text:c="12"/>D</text:p>
      <text:p text:style-name="P8">to keep me satisfied"</text:p>
      <text:h text:style-name="Heading_20_3" text:outline-level="3">[INTERLUDE]</text:h>
      <text:p text:style-name="P8">G <text:s text:c="2"/>G <text:s text:c="2"/>C <text:s text:c="2"/>G <text:s text:c="2"/>C <text:s text:c="2"/>G <text:s text:c="2"/>D <text:s text:c="2"/>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3" text:outline-level="3"><text:soft-page-break/>[VERSE 3]</text:h>
      <text:p text:style-name="P8"><text:s text:c="6"/>A <text:s text:c="24"/></text:p>
      <text:p text:style-name="P8">"And will you gather daydreams, </text:p>
      <text:p text:style-name="P8"><text:s text:c="4"/>D <text:s text:c="15"/>A</text:p>
      <text:p text:style-name="P8">or will you gather wealth?</text:p>
      <text:p text:style-name="P8"><text:s text:c="5"/>D <text:s text:c="16"/>A <text:s text:c="5"/></text:p>
      <text:p text:style-name="P8">How can you find your fortune </text:p>
      <text:p text:style-name="P8"><text:s text:c="21"/>E</text:p>
      <text:p text:style-name="P8">if you cannot find yourself?"</text:p>
      <text:p text:style-name="P8"><text:s text:c="4"/>A <text:s text:c="23"/></text:p>
      <text:p text:style-name="P8">My mother's eyes grow misty, </text:p>
      <text:p text:style-name="P8"><text:s text:c="12"/>D <text:s text:c="14"/>A</text:p>
      <text:p text:style-name="P8">there's a tremblin' in her hand</text:p>
      <text:p text:style-name="P8"><text:s text:c="6"/>D <text:s text:c="12"/>A <text:s text:c="5"/></text:p>
      <text:p text:style-name="P8">"Sit down, young stranger, </text:p>
      <text:p text:style-name="P8"><text:s text:c="16"/>E</text:p>
      <text:p text:style-name="P8">I do not understand</text:p>
      <text:p text:style-name="P8"><text:s text:c="5"/>A <text:s text:c="22"/></text:p>
      <text:p text:style-name="P8">And will you try and tell us </text:p>
      <text:p text:style-name="P8"><text:s text:c="13"/>D <text:s text:c="18"/>A</text:p>
      <text:p text:style-name="P8">that you've been too long at school?</text:p>
      <text:p text:style-name="P8"><text:s text:c="7"/>D <text:s text:c="15"/>A <text:s text:c="4"/></text:p>
      <text:p text:style-name="P8">That knowledge is not needed, </text:p>
      <text:p text:style-name="P8"><text:s text:c="21"/>E</text:p>
      <text:p text:style-name="P8">that power does not rule?</text:p>
      <text:p text:style-name="P8"><text:s text:c="6"/>A <text:s text:c="20"/></text:p>
      <text:p text:style-name="P8">That war is not the answer, </text:p>
      <text:p text:style-name="P8"><text:s text:c="6"/>D <text:s text:c="19"/>A</text:p>
      <text:p text:style-name="P8">that young men should not die?</text:p>
      <text:p text:style-name="P8"><text:s text:c="5"/>D <text:s text:c="11"/>A <text:s text:c="5"/></text:p>
      <text:p text:style-name="P8">Sit down young stranger, </text:p>
      <text:p text:style-name="P8"><text:s text:c="18"/>E</text:p>
      <text:p text:style-name="P8">I wait for your reply"</text:p>
      <text:p text:style-name="P8"/>
      <text:p text:style-name="P8"/>
      <text:p text:style-name="P8"/>
      <text:h text:style-name="Heading_20_3" text:outline-level="3"><text:soft-page-break/>[VERSE 4]</text:h>
      <text:p text:style-name="P8"><text:s text:c="5"/>A <text:s text:c="17"/></text:p>
      <text:p text:style-name="P8">"The answer is not easy </text:p>
      <text:p text:style-name="P8"><text:s text:c="5"/>D <text:s text:c="14"/>A</text:p>
      <text:p text:style-name="P8">for souls are not reborn</text:p>
      <text:p text:style-name="P8"><text:s text:c="4"/>D <text:s text:c="17"/>A <text:s text:c="3"/></text:p>
      <text:p text:style-name="P8">To wear the crown of peace, </text:p>
      <text:p text:style-name="P8"><text:s text:c="29"/>E</text:p>
      <text:p text:style-name="P8">you must wear the Crown of Thorns</text:p>
      <text:p text:style-name="P8"><text:s text:c="5"/>A <text:s text:c="16"/></text:p>
      <text:p text:style-name="P8">If Jesus had a reason, </text:p>
      <text:p text:style-name="P8"><text:s text:c="5"/>D <text:s text:c="16"/>A</text:p>
      <text:p text:style-name="P8">I'm sure he would not tell</text:p>
      <text:p text:style-name="P8"><text:s text:c="8"/>D <text:s text:c="11"/>A <text:s text:c="4"/></text:p>
      <text:p text:style-name="P8">They treated him so badly, </text:p>
      <text:p text:style-name="P8"><text:s text:c="24"/>E</text:p>
      <text:p text:style-name="P8">how could he wish them well?"</text:p>
      <text:p text:style-name="P8"><text:s text:c="5"/>A <text:s text:c="18"/></text:p>
      <text:p text:style-name="P8">The parlor now is empty, </text:p>
      <text:p text:style-name="P8"><text:s text:c="9"/>D <text:s text:c="14"/>A</text:p>
      <text:p text:style-name="P8">there's nothin' left to say</text:p>
      <text:p text:style-name="P8"><text:s text:c="4"/>D <text:s text:c="11"/>A <text:s text:c="5"/></text:p>
      <text:p text:style-name="P8">My father has departed, </text:p>
      <text:p text:style-name="P8"><text:s text:c="22"/>E</text:p>
      <text:p text:style-name="P8">my mother's gone to pray</text:p>
      <text:p text:style-name="P8"><text:s text:c="9"/>A <text:s text:c="20"/></text:p>
      <text:p text:style-name="P8">There's rockets in the meadows </text:p>
      <text:p text:style-name="P8"><text:s text:c="6"/>D <text:s text:c="14"/>A</text:p>
      <text:p text:style-name="P8">and ships out on the sea</text:p>
      <text:p text:style-name="P8"><text:s text:c="4"/>D <text:s text:c="15"/>A <text:s text:c="5"/></text:p>
      <text:p text:style-name="P8">The answer's in the forest, </text:p>
      <text:p text:style-name="P8"><text:s text:c="16"/>E</text:p>
      <text:p text:style-name="P8">carved upon a tree:</text:p>
      <text:p text:style-name="P8"><text:s text:c="2"/>D <text:s text:c="9"/>A <text:s text:c="6"/></text:p>
      <text:p text:style-name="P8">"John loves Mary,"...</text:p>
      <text:p text:style-name="P8"><text:s text:c="6"/>E <text:s text:c="10"/>A</text:p>
      <text:p text:style-name="P8">does anyone love 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22M35S</meta:editing-duration>
    <meta:editing-cycles>18</meta:editing-cycles>
    <meta:generator>LibreOffice/5.2.5.1$MacOSX_X86_64 LibreOffice_project/0312e1a284a7d50ca85a365c316c7abbf20a4d22</meta:generator>
    <dc:title>Lyrics + Chords</dc:title>
    <dc:date>2017-04-04T10:35:00.763135000</dc:date>
    <meta:print-date>2017-04-03T12:23:29.985893000</meta:print-date>
    <meta:document-statistic meta:table-count="0" meta:image-count="0" meta:object-count="0" meta:page-count="5" meta:paragraph-count="143" meta:word-count="487" meta:character-count="3602" meta:non-whitespace-character-count="16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